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o Desafio Pesquisador 2020</text:p>
      <text:p text:style-name="P4">Mohammad Basciri Nimer Hammad</text:p>
      <text:p text:style-name="P4">mohammadbascirinimerhammad@gmail.com</text:p>
      <text:p text:style-name="P3"/>
      <text:p text:style-name="P2">Introdução</text:p>
      <text:p text:style-name="P2"/>
      <text:p text:style-name="P2">Metodologia</text:p>
      <text:p text:style-name="P2"/>
      <text:p text:style-name="P2">Resultados</text:p>
      <text:p text:style-name="P2"/>
      <text:p text:style-name="P2">Conclusão</text:p>
      <text:p text:style-name="P2"/>
      <text:p text:style-name="P2">Referências</text:p>
      <text:p text:style-name="P2"/>
      <text:p text:style-name="P2">https://realpython.com/python-csv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hammad Hammad</meta:initial-creator>
    <meta:creation-date>2020-02-22T19:11:03.24</meta:creation-date>
    <dc:date>2020-02-22T19:38:34.69</dc:date>
    <dc:creator>Mohammad Hammad</dc:creator>
    <meta:editing-duration>PT5M8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9" meta:word-count="16" meta:character-count="187"/>
  </office:meta>
</office:document-meta>
</file>